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92cm" fo:min-width="16.5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4.576cm" fo:min-width="6.86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83cm" fo:min-width="7.37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5.842cm" svg:x="4.572cm" svg:y="2.032cm">
          <text:p text:style-name="P1">TPP服务器【私钥】</text:p>
          <text:p text:style-name="P1">订单1: token + 商品信息(未支付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18cm" svg:height="5.842cm" svg:x="4.826cm" svg:y="12.954cm">
          <text:p text:style-name="P1">TPP客户端【公钥】</text:p>
          <text:p text:style-name="P1">iPa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542cm" svg:y1="12.954cm" svg:x2="18.542cm" svg:y2="7.874cm">
          <text:p/>
        </draw:line>
        <draw:frame draw:style-name="gr3" draw:text-style-name="P3" draw:layer="layout" svg:width="13.664cm" svg:height="1.191cm" svg:x="14.873cm" svg:y="10.414cm">
          <draw:text-box>
            <text:p>【加密】Token: 商品id+商品个数+商品其他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1" draw:layer="layout" svg:width="7.366cm" svg:height="4.826cm" svg:x="1.016cm" svg:y="12.954cm">
          <text:p text:style-name="P1">张三: 公钥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66cm" svg:height="4.826cm" svg:x="8.89cm" svg:y="2.032cm">
          <text:p text:style-name="P1">私钥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1.27cm" svg:x="0.508cm" svg:y="1.27cm">
          <text:p text:style-name="P1">公钥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1.27cm" svg:x="5.334cm" svg:y="1.27cm">
          <text:p text:style-name="P1">私钥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556cm" svg:y1="1.524cm" svg:x2="5.334cm" svg:y2="1.524cm">
          <text:p/>
        </draw:line>
        <draw:line draw:style-name="gr7" draw:text-style-name="P2" draw:layer="layout" svg:x1="3.556cm" svg:y1="2.286cm" svg:x2="5.334cm" svg:y2="2.286cm">
          <text:p/>
        </draw:line>
        <draw:custom-shape draw:style-name="gr5" draw:text-style-name="P1" draw:layer="layout" svg:width="7.366cm" svg:height="4.826cm" svg:x="11.43cm" svg:y="12.954cm">
          <text:p text:style-name="P1">李四: 公钥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66cm" svg:height="4.826cm" svg:x="20.066cm" svg:y="12.954cm">
          <text:p text:style-name="P1">王五: 公钥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922cm" svg:y1="6.858cm" svg:x2="4.826cm" svg:y2="12.954cm">
          <text:p/>
        </draw:line>
        <draw:line draw:style-name="gr7" draw:text-style-name="P2" draw:layer="layout" svg:x1="13.208cm" svg:y1="6.858cm" svg:x2="15.494cm" svg:y2="12.954cm">
          <text:p/>
        </draw:line>
        <draw:line draw:style-name="gr7" draw:text-style-name="P2" draw:layer="layout" svg:x1="14.986cm" svg:y1="6.858cm" svg:x2="23.368cm" svg:y2="12.954cm">
          <text:p/>
        </draw:line>
        <draw:frame draw:style-name="gr3" draw:text-style-name="P3" draw:layer="layout" svg:width="5.254cm" svg:height="1.191cm" svg:x="5.334cm" svg:y="9.398cm">
          <draw:text-box>
            <text:p>订单信息(加密)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1" draw:layer="layout" svg:width="7.874cm" svg:height="5.08cm" svg:x="0.254cm" svg:y="1.27cm">
          <text:p text:style-name="P1">支付宝服务器</text:p>
          <text:p text:style-name="P1">【T 公钥】</text:p>
          <text:p text:style-name="P1">【Z 私钥】</text:p>
          <text:p text:style-name="P1"/>
          <text:p text:style-name="P1">【Z 私钥解】生成支付订单(支付) + 回调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874cm" svg:height="5.08cm" svg:x="17.526cm" svg:y="1.27cm">
          <text:p text:style-name="P1">TPP服务器/支付宝客户端</text:p>
          <text:p text:style-name="P1">【T私钥】</text:p>
          <text:p text:style-name="P1">【Z公钥】</text:p>
          <text:p text:style-name="P1"/>
          <text:p text:style-name="P1">【T私钥解】 生成订单(未支付)</text:p>
          <text:p text:style-name="P1">【回调】订单 》 支付，出票，返回支付宝suss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874cm" svg:height="5.08cm" svg:x="18.034cm" svg:y="13.462cm">
          <text:p text:style-name="P1">TPP客户端/支付宝客户端</text:p>
          <text:p text:style-name="P1">【T 公钥】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4.384cm" svg:y1="13.462cm" svg:x2="24.384cm" svg:y2="6.604cm">
          <text:p/>
        </draw:line>
        <draw:frame draw:style-name="gr3" draw:text-style-name="P3" draw:layer="layout" svg:width="6.301cm" svg:height="1.191cm" svg:x="20.877cm" svg:y="9.652cm">
          <draw:text-box>
            <text:p>【T公钥】商品订单</text:p>
          </draw:text-box>
        </draw:frame>
        <draw:line draw:style-name="gr2" draw:text-style-name="P2" draw:layer="layout" svg:x1="17.526cm" svg:y1="2.286cm" svg:x2="8.128cm" svg:y2="2.286cm">
          <text:p/>
        </draw:line>
        <draw:frame draw:style-name="gr3" draw:text-style-name="P3" draw:layer="layout" svg:width="9.624cm" svg:height="1.191cm" svg:x="7.874cm" svg:y="1.778cm">
          <draw:text-box>
            <text:p>【Z 公钥】orderid+price+回调</text:p>
          </draw:text-box>
        </draw:frame>
        <draw:line draw:style-name="gr2" draw:text-style-name="P2" draw:layer="layout" svg:x1="8.128cm" svg:y1="4.064cm" svg:x2="17.526cm" svg:y2="4.064cm">
          <text:p/>
        </draw:line>
        <draw:frame draw:style-name="gr3" draw:text-style-name="P3" draw:layer="layout" svg:width="9.949cm" svg:height="1.191cm" svg:x="7.874cm" svg:y="3.381cm">
          <draw:text-box>
            <text:p>【T 公钥】支付地址(支付订单)</text:p>
          </draw:text-box>
        </draw:frame>
        <draw:line draw:style-name="gr2" draw:text-style-name="P2" draw:layer="layout" svg:x1="19.812cm" svg:y1="6.35cm" svg:x2="20.066cm" svg:y2="13.462cm">
          <text:p/>
        </draw:line>
        <draw:frame draw:style-name="gr3" draw:text-style-name="P3" draw:layer="layout" svg:width="4.312cm" svg:height="1.191cm" svg:x="17.78cm" svg:y="8.207cm">
          <draw:text-box>
            <text:p>支付订单地址</text:p>
          </draw:text-box>
        </draw:frame>
        <draw:line draw:style-name="gr2" draw:text-style-name="P2" draw:layer="layout" svg:x1="18.034cm" svg:y1="15.494cm" svg:x2="7.62cm" svg:y2="6.35cm">
          <text:p/>
        </draw:line>
        <draw:frame draw:style-name="gr3" draw:text-style-name="P3" draw:layer="layout" svg:width="3.042cm" svg:height="1.191cm" svg:x="10.922cm" svg:y="10.16cm">
          <draw:text-box>
            <text:p>支付订单</text:p>
          </draw:text-box>
        </draw:frame>
        <draw:line draw:style-name="gr2" draw:text-style-name="P2" draw:layer="layout" svg:x1="5.842cm" svg:y1="6.35cm" svg:x2="18.034cm" svg:y2="16.764cm">
          <text:p/>
        </draw:line>
        <draw:frame draw:style-name="gr3" draw:text-style-name="P3" draw:layer="layout" svg:width="3.042cm" svg:height="1.191cm" svg:x="7.118cm" svg:y="8.969cm">
          <draw:text-box>
            <text:p>支付成功</text:p>
          </draw:text-box>
        </draw:frame>
        <draw:line draw:style-name="gr2" draw:text-style-name="P2" draw:layer="layout" svg:x1="8.382cm" svg:y1="5.334cm" svg:x2="17.272cm" svg:y2="5.334cm">
          <text:p/>
        </draw:line>
        <draw:line draw:style-name="gr2" draw:text-style-name="P2" draw:layer="layout" svg:x1="14.732cm" svg:y1="6.096cm" svg:x2="8.128cm" svg:y2="6.096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09:17:36.951118018</meta:creation-date>
    <dc:date>2018-08-10T10:09:57.990740060</dc:date>
    <meta:editing-duration>PT9M6S</meta:editing-duration>
    <meta:editing-cycles>1</meta:editing-cycles>
    <meta:generator>LibreOffice/5.1.6.2$Linux_X86_64 LibreOffice_project/10m0$Build-2</meta:generator>
    <meta:document-statistic meta:object-count="60"/>
  </office:meta>
</office:document-meta>
</file>